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0.65cm" svg:height="12.802cm" svg:x="13.767cm" svg:y="1.488cm">
            <draw:object draw:notify-on-update-of-ranges="Sheet1.A2:Sheet1.A16 Sheet1.B2:Sheet1.B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urface</text:p>
          </table:table-cell>
          <table:table-cell table:style-name="Default" office:value-type="string" calcext:value-type="string">
            <text:p>Resistanc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.34" calcext:value-type="float">
            <text:p>63,34</text:p>
          </table:table-cell>
          <table:table-cell table:formula="of:=([.$D$2]-[.B2])^2" office:value-type="float" office:value="0.280900000000001" calcext:value-type="float">
            <text:p>0,2809</text:p>
          </table:table-cell>
          <table:table-cell table:formula="of:=SUM([.B2:.B5])/4" office:value-type="float" office:value="63.87" calcext:value-type="float">
            <text:p>63,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.08" calcext:value-type="float">
            <text:p>63,08</text:p>
          </table:table-cell>
          <table:table-cell table:formula="of:=([.$D$2]-[.B3])^2" office:value-type="float" office:value="0.62410000000001" calcext:value-type="float">
            <text:p>0,6241</text:p>
          </table:table-cell>
          <table:table-cell table:formula="of:=SQRT(0.25*SUM([.C2:.C5]))" office:value-type="float" office:value="0.670894924708781" calcext:value-type="float">
            <text:p>0,67089492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.42" calcext:value-type="float">
            <text:p>64,42</text:p>
          </table:table-cell>
          <table:table-cell table:formula="of:=([.$D$2]-[.B4])^2" office:value-type="float" office:value="0.302499999999997" calcext:value-type="float">
            <text:p>0,302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.64" calcext:value-type="float">
            <text:p>64,64</text:p>
          </table:table-cell>
          <table:table-cell table:formula="of:=([.$D$2]-[.B5])^2" office:value-type="float" office:value="0.592899999999994" calcext:value-type="float">
            <text:p>0,5929</text:p>
          </table:table-cell>
          <table:table-cell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65.32" calcext:value-type="float">
            <text:p>65,32</text:p>
          </table:table-cell>
          <table:table-cell table:formula="of:=([.$D$6]-[.B6])^2" office:value-type="float" office:value="0.600624999999987" calcext:value-type="float">
            <text:p>0,600625</text:p>
          </table:table-cell>
          <table:table-cell table:formula="of:=SUM([.B6:.B9])/4" office:value-type="float" office:value="64.545" calcext:value-type="float">
            <text:p>64,545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64.6" calcext:value-type="float">
            <text:p>64,6</text:p>
          </table:table-cell>
          <table:table-cell table:formula="of:=([.$D$6]-[.B7])^2" office:value-type="float" office:value="0.00302499999999919" calcext:value-type="float">
            <text:p>0,003025</text:p>
          </table:table-cell>
          <table:table-cell table:formula="of:=SQRT(0.25*SUM([.C6:.C9]))" office:value-type="float" office:value="0.935668210425041" calcext:value-type="float">
            <text:p>0,9356682104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63" calcext:value-type="float">
            <text:p>63</text:p>
          </table:table-cell>
          <table:table-cell table:formula="of:=([.$D$6]-[.B8])^2" office:value-type="float" office:value="2.38702500000001" calcext:value-type="float">
            <text:p>2,387025</text:p>
          </table:table-cell>
          <table:table-cell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65.26" calcext:value-type="float">
            <text:p>65,26</text:p>
          </table:table-cell>
          <table:table-cell table:formula="of:=([.$D$6]-[.B9])^2" office:value-type="float" office:value="0.511225000000005" calcext:value-type="float">
            <text:p>0,5112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.259" calcext:value-type="float">
            <text:p>63,259</text:p>
          </table:table-cell>
          <table:table-cell table:formula="of:=([.$D$10]-[.B10])^2" office:value-type="float" office:value="4.28800556250002" calcext:value-type="float">
            <text:p>4,2880055625</text:p>
          </table:table-cell>
          <table:table-cell table:formula="of:=SUM([.B10:.B13])/4" office:value-type="float" office:value="65.32975" calcext:value-type="float">
            <text:p>65,329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.52" calcext:value-type="float">
            <text:p>65,52</text:p>
          </table:table-cell>
          <table:table-cell table:formula="of:=([.$D$10]-[.B11])^2" office:value-type="float" office:value="0.0361950624999969" calcext:value-type="float">
            <text:p>0,0361950625</text:p>
          </table:table-cell>
          <table:table-cell table:formula="of:=SQRT(0.25*SUM([.C10:.C13]))" office:value-type="float" office:value="1.27995515058146" calcext:value-type="float">
            <text:p>1,27995515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.75" calcext:value-type="float">
            <text:p>66,75</text:p>
          </table:table-cell>
          <table:table-cell table:formula="of:=([.$D$10]-[.B12])^2" office:value-type="float" office:value="2.01711006249999" calcext:value-type="float">
            <text:p>2,01711006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.79" calcext:value-type="float">
            <text:p>65,79</text:p>
          </table:table-cell>
          <table:table-cell table:formula="of:=([.$D$10]-[.B13])^2" office:value-type="float" office:value="0.211830062500002" calcext:value-type="float">
            <text:p>0,2118300625</text:p>
          </table:table-cell>
          <table:table-cell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68.3854" calcext:value-type="float">
            <text:p>68,3854</text:p>
          </table:table-cell>
          <table:table-cell table:formula="of:=([.$D$14]-[.B14])^2" office:value-type="float" office:value="1.39302940444445" calcext:value-type="float">
            <text:p>1,3930294044</text:p>
          </table:table-cell>
          <table:table-cell table:formula="of:=SUM([.B14:.B16])/3" office:value-type="float" office:value="67.2051333333333" calcext:value-type="float">
            <text:p>67,2051333333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67.08" calcext:value-type="float">
            <text:p>67,08</text:p>
          </table:table-cell>
          <table:table-cell table:formula="of:=([.$D$14]-[.B15])^2" office:value-type="float" office:value="0.0156583511111122" calcext:value-type="float">
            <text:p>0,0156583511</text:p>
          </table:table-cell>
          <table:table-cell table:formula="of:=SQRT(0.3333*SUM([.C14:.C16]))" office:value-type="float" office:value="0.916831847042848" calcext:value-type="float">
            <text:p>0,916831847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66.15" calcext:value-type="float">
            <text:p>66,15</text:p>
          </table:table-cell>
          <table:table-cell table:formula="of:=([.$D$14]-[.B16])^2" office:value-type="float" office:value="1.1133063511111" calcext:value-type="float">
            <text:p>1,1133063511</text:p>
          </table:table-cell>
          <table:table-cell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6">00/00/0000</text:date>, <text:time style:data-style-name="N2" text:time-value="17:02:02.7485663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Paillet</meta:initial-creator>
    <meta:creation-date>2015-06-12T18:36:27.897178475</meta:creation-date>
    <dc:date>2015-06-16T17:48:15.603813822</dc:date>
    <dc:creator>Nicolas Paillet</dc:creator>
    <meta:editing-duration>PT35M37S</meta:editing-duration>
    <meta:editing-cycles>4</meta:editing-cycles>
    <meta:generator>LibreOffice/4.3.7.2$Linux_X86_64 LibreOffice_project/430m0$Build-2</meta:generator>
    <meta:document-statistic meta:table-count="1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651cm" svg:height="12.803cm" xlink:href=".." xlink:type="simple" chart:class="chart:scatter" chart:style-name="ch1">
        <chart:title svg:x="6.895cm" svg:y="0.392cm" chart:style-name="ch2">
          <text:p>Resistance test12 : Clean contact</text:p>
        </chart:title>
        <chart:plot-area chart:style-name="ch3" table:cell-range-address="Sheet1.A2:Sheet1.B16" svg:x="1.424cm" svg:y="1.427cm" svg:width="18.814cm" svg:height="10.139cm">
          <chartooo:coordinate-region svg:x="2.046cm" svg:y="1.626cm" svg:width="17.953cm" svg:height="9.293cm"/>
          <chart:axis chart:dimension="x" chart:name="primary-x" chart:style-name="ch4">
            <chart:title svg:x="9.795cm" svg:y="11.822cm" chart:style-name="ch5">
              <text:p>Surface (µm²)</text:p>
            </chart:title>
          </chart:axis>
          <chart:axis chart:dimension="y" chart:name="primary-y" chart:style-name="ch4">
            <chart:title svg:x="0.451cm" svg:y="7.36cm" chart:style-name="ch6">
              <text:p>Resistance</text:p>
            </chart:title>
            <chart:grid chart:style-name="ch7" chart:class="major"/>
          </chart:axis>
          <chart:series chart:style-name="ch8" chart:values-cell-range-address="Sheet1.B2:Sheet1.B16" chart:class="chart:scatter">
            <chart:domain table:cell-range-address="Sheet1.A2:Sheet1.A16"/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2:Sheet1.A16</svg:desc>
                </draw:g>
              </table:table-cell>
              <table:table-cell office:value-type="float" office:value="63.34">
                <text:p>63.34</text:p>
                <draw:g>
                  <svg:desc>Sheet1.B2:Sheet1.B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3.08">
                <text:p>63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4.42">
                <text:p>64.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64.64">
                <text:p>64.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65.32">
                <text:p>65.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64.6">
                <text:p>64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65.26">
                <text:p>65.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63.259">
                <text:p>63.2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65.52">
                <text:p>65.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66.75">
                <text:p>66.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65.79">
                <text:p>65.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">
                <text:p>0.5</text:p>
              </table:table-cell>
              <table:table-cell office:value-type="float" office:value="68.3854">
                <text:p>68.38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">
                <text:p>0.5</text:p>
              </table:table-cell>
              <table:table-cell office:value-type="float" office:value="67.08">
                <text:p>67.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">
                <text:p>0.5</text:p>
              </table:table-cell>
              <table:table-cell office:value-type="float" office:value="66.15">
                <text:p>66.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